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3.945cm"/>
    </style:style>
    <style:style style:name="gr3" style:family="graphic" style:parent-style-name="standard">
      <style:graphic-properties draw:textarea-horizontal-align="justify" draw:textarea-vertical-align="middle" draw:auto-grow-height="false" fo:min-height="0.576cm" fo:min-width="0.26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6.513cm" style:use-optimal-column-width="false"/>
    </style:style>
    <style:style style:name="co2" style:family="table-column">
      <style:table-column-properties style:column-width="5.488cm" style:use-optimal-column-width="false"/>
    </style:style>
    <style:style style:name="ro1" style:family="table-row">
      <style:table-row-properties style:row-height="1.074cm"/>
    </style:style>
    <style:style style:name="ro2" style:family="table-row">
      <style:table-row-properties style:row-height="1.015cm"/>
    </style:style>
    <style:style style:name="ro3" style:family="table-row">
      <style:table-row-properties style:row-height="0.962cm"/>
    </style:style>
    <style:style style:name="ce1" style:family="table-cell">
      <loext:graphic-properties draw:fill="solid" draw:fill-color="#7da7d8"/>
      <style:paragraph-properties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7da7d8"/>
      <style:paragraph-properties fo:border-left="0.03pt solid #ffffff" fo:border-right="0.03pt solid #ffffff" fo:border-top="none" fo:border-bottom="0.03pt solid #ffffff"/>
    </style:style>
    <style:style style:name="ce3" style:family="table-cell">
      <loext:graphic-properties draw:fill="solid" draw:fill-color="#7da7d8"/>
      <style:paragraph-properties fo:border="0.03pt solid #ffffff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ize="24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4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792cm" svg:height="1.195cm" svg:x="6.195cm" svg:y="1.97cm">
          <draw:text-box>
            <text:p text:style-name="P1"><text:span text:style-name="T1">Conceptual Model</text:span></text:p>
          </draw:text-box>
        </draw:frame>
        <draw:frame draw:style-name="standard" xml:id="id3" draw:id="id3" draw:layer="layout" svg:width="6.512cm" svg:height="3.06cm" svg:x="2.301cm" svg:y="9.49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2">User Type</text:span></text:p>
              </table:table-cell>
            </table:table-row>
            <table:table-row table:style-name="ro2">
              <table:table-cell table:style-name="ce2">
                <text:p>Consumer</text:p>
              </table:table-cell>
            </table:table-row>
            <table:table-row table:style-name="ro3">
              <table:table-cell table:style-name="ce3">
                <text:p>Company Employe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1" draw:id="id1" draw:layer="layout" svg:width="5.487cm" svg:height="3.06cm" svg:x="2.27cm" svg:y="4.48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ce1">
                <text:p text:style-name="P1"><text:span text:style-name="T2">Website Version</text:span></text:p>
              </table:table-cell>
            </table:table-row>
            <table:table-row table:style-name="ro2">
              <table:table-cell table:style-name="ce2">
                <text:p>Old Version</text:p>
              </table:table-cell>
            </table:table-row>
            <table:table-row table:style-name="ro3">
              <table:table-cell table:style-name="ce3">
                <text:p>New Version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2" draw:text-style-name="P3" xml:id="id4" draw:id="id4" draw:layer="layout" svg:width="4.445cm" svg:height="2.032cm" svg:x="13.132cm" svg:y="6.975cm">
          <draw:glue-point draw:id="4" svg:x="-4.141cm" svg:y="-5cm"/>
          <draw:glue-point draw:id="5" svg:x="-4.427cm" svg:y="5cm"/>
          <text:p text:style-name="P3">Number of</text:p>
          <text:p text:style-name="P3">Pages Visited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1.524cm" svg:height="1.651cm" draw:transform="rotate (-1.54671078311737) translate (11.47cm 7.46cm)">
          <draw:glue-point draw:id="8" svg:x="-4.934cm" svg:y="3.275cm"/>
          <draw:glue-point draw:id="9" svg:x="-4.182cm" svg:y="-4.037cm"/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4" draw:layer="layout" draw:type="curve" svg:x1="7.757cm" svg:y1="6.01cm" svg:x2="9.958cm" svg:y2="7.611cm" draw:start-shape="id1" draw:start-glue-point="1" draw:end-shape="id2" draw:end-glue-point="9" svg:d="M7757 6010c1548 0 448 1601 2201 1601" svg:viewBox="0 0 2202 1602">
          <text:p/>
        </draw:connector>
        <draw:connector draw:style-name="gr4" draw:text-style-name="P4" draw:layer="layout" draw:type="curve" svg:x1="8.813cm" svg:y1="11.027cm" svg:x2="9.831cm" svg:y2="8.752cm" draw:start-shape="id3" draw:start-glue-point="1" draw:end-shape="id2" draw:end-glue-point="8" svg:d="M8813 11027c756 0 247-2275 1018-2275" svg:viewBox="0 0 1019 2276">
          <text:p/>
        </draw:connector>
        <draw:connector draw:style-name="gr4" draw:text-style-name="P4" draw:layer="layout" draw:type="curve" svg:x1="8.813cm" svg:y1="11.027cm" svg:x2="13.387cm" svg:y2="9.007cm" draw:start-shape="id3" draw:start-glue-point="1" draw:end-shape="id4" draw:end-glue-point="5" svg:d="M8813 11027c3050 0 4574-673 4574-2020" svg:viewBox="0 0 4575 2021">
          <text:p/>
        </draw:connector>
        <draw:connector draw:style-name="gr4" draw:text-style-name="P4" draw:layer="layout" draw:type="curve" svg:x1="7.757cm" svg:y1="6.01cm" svg:x2="13.514cm" svg:y2="6.975cm" draw:start-shape="id1" draw:start-glue-point="1" draw:end-shape="id4" draw:end-glue-point="4" svg:d="M7757 6010c3838 0 5757 321 5757 965" svg:viewBox="0 0 5758 966">
          <text:p/>
        </draw:connector>
        <draw:connector draw:style-name="gr4" draw:text-style-name="P4" draw:layer="layout" draw:type="curve" svg:x1="11.488cm" svg:y1="8.222cm" svg:x2="13.132cm" svg:y2="7.991cm" draw:start-shape="id2" draw:start-glue-point="4" draw:end-shape="id4" draw:end-glue-point="3" svg:d="M11488 8222c1233 0 411-231 1644-231" svg:viewBox="0 0 1645 2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9T20:31:17.914597386</meta:creation-date>
    <dc:date>2019-05-19T20:38:24.769326287</dc:date>
    <meta:editing-duration>PT7M7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